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Khmer OS Battambang" svg:font-family="'Khmer OS Battambang'" style:font-pitch="variable"/>
    <style:font-face style:name="Khmer OS Content" svg:font-family="'Khmer OS Conte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montserrat" svg:font-family="montserrat, 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9a2d" officeooo:paragraph-rsid="001fd80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4" style:family="paragraph" style:parent-style-name="Standard">
      <style:text-properties fo:color="#000000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5" style:family="paragraph" style:parent-style-name="Standard"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6" style:family="paragraph" style:parent-style-name="Standard">
      <style:text-properties fo:color="#000000" loext:opacity="100%" style:font-name="Khmer OS Content" fo:font-size="12pt" fo:font-weight="normal" officeooo:rsid="001fd801" officeooo:paragraph-rsid="001fd801" style:font-size-asian="12pt" style:font-weight-asian="normal" style:font-name-complex="Khmer OS Content" style:font-size-complex="12pt" style:font-weight-complex="normal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Standard">
      <style:text-properties fo:color="#00a933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11" style:family="paragraph" style:parent-style-name="Text_20_body">
      <style:text-properties fo:color="#00a933" loext:opacity="100%" style:font-name="Khmer OS Content"/>
    </style:style>
    <style:style style:name="P12" style:family="paragraph" style:parent-style-name="Text_20_body">
      <style:text-properties fo:color="#00a933" loext:opacity="100%" style:font-name="Khmer OS Content" officeooo:paragraph-rsid="002e04fb"/>
    </style:style>
    <style:style style:name="P13" style:family="paragraph" style:parent-style-name="Text_20_body">
      <style:text-properties fo:color="#00a933" loext:opacity="100%" style:font-name="Khmer OS Content" officeooo:paragraph-rsid="002fa990"/>
    </style:style>
    <style:style style:name="P14" style:family="paragraph" style:parent-style-name="Preformatted_20_Text">
      <style:paragraph-properties style:writing-mode="lr-tb"/>
      <style:text-properties fo:color="#00a933" loext:opacity="100%" fo:font-weight="bold" style:font-weight-asian="bold" style:font-weight-complex="bold"/>
    </style:style>
    <style:style style:name="P15" style:family="paragraph" style:parent-style-name="Standard">
      <style:text-properties fo:color="#069a2e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16" style:family="paragraph" style:parent-style-name="Text_20_body">
      <style:text-properties fo:color="#069a2e" loext:opacity="100%" style:font-name="Khmer OS Content" fo:font-weight="bold" style:font-weight-asian="bold" style:font-weight-complex="bold"/>
    </style:style>
    <style:style style:name="P17" style:family="paragraph" style:parent-style-name="Text_20_body">
      <style:text-properties fo:color="#069a2e" loext:opacity="100%" fo:font-weight="bold" style:font-weight-asian="bold" style:font-weight-complex="bold"/>
    </style:style>
    <style:style style:name="P18" style:family="paragraph" style:parent-style-name="Text_20_body">
      <style:text-properties style:font-name="Khmer OS Content"/>
    </style:style>
    <style:style style:name="P19" style:family="paragraph" style:parent-style-name="Heading_20_3" style:list-style-name="L1"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20" style:family="paragraph" style:parent-style-name="Standard" style:list-style-name="L1">
      <style:text-properties officeooo:paragraph-rsid="002b332e"/>
    </style:style>
    <style:style style:name="P21" style:family="paragraph" style:parent-style-name="Standard" style:list-style-name="L1">
      <style:text-properties officeooo:paragraph-rsid="0024b6ad"/>
    </style:style>
    <style:style style:name="P22" style:family="paragraph" style:parent-style-name="Standard" style:list-style-name="L1">
      <style:text-properties officeooo:paragraph-rsid="0024fcb9"/>
    </style:style>
    <style:style style:name="P23" style:family="paragraph" style:parent-style-name="Standard" style:list-style-name="L1">
      <style:text-properties officeooo:paragraph-rsid="001a9a2d"/>
    </style:style>
    <style:style style:name="P24" style:family="paragraph" style:parent-style-name="Standard" style:list-style-name="L1">
      <style:text-properties fo:color="#000000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25" style:family="paragraph" style:parent-style-name="Standard" style:list-style-name="L1"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26" style:family="paragraph" style:parent-style-name="Standard" style:list-style-name="L1">
      <style:text-properties fo:color="#000000" loext:opacity="100%" style:font-name="Khmer OS Content" fo:font-size="12pt" fo:font-weight="normal" officeooo:paragraph-rsid="001a9a2d"/>
    </style:style>
    <style:style style:name="P27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2b332e" style:font-size-asian="12pt" style:font-weight-asian="normal" style:font-name-complex="Khmer OS Content" style:font-size-complex="12pt" style:font-weight-complex="normal"/>
    </style:style>
    <style:style style:name="P28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29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22bf9f" style:font-size-asian="12pt" style:font-weight-asian="normal" style:font-name-complex="Khmer OS Content" style:font-size-complex="12pt" style:font-weight-complex="normal"/>
    </style:style>
    <style:style style:name="P30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24b6ad" style:font-size-asian="12pt" style:font-weight-asian="normal" style:font-name-complex="Khmer OS Content" style:font-size-complex="12pt" style:font-weight-complex="normal"/>
    </style:style>
    <style:style style:name="P31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24fcb9" style:font-size-asian="12pt" style:font-weight-asian="normal" style:font-name-complex="Khmer OS Content" style:font-size-complex="12pt" style:font-weight-complex="normal"/>
    </style:style>
    <style:style style:name="P32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2e0099" style:font-size-asian="12pt" style:font-weight-asian="normal" style:font-name-complex="Khmer OS Content" style:font-size-complex="12pt" style:font-weight-complex="normal"/>
    </style:style>
    <style:style style:name="P33" style:family="paragraph" style:parent-style-name="Standard" style:list-style-name="L1">
      <style:text-properties fo:color="#00a933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34" style:family="paragraph" style:parent-style-name="Standard" style:list-style-name="L1">
      <style:text-properties fo:color="#00a933" loext:opacity="100%" style:font-name="Khmer OS Content" fo:font-size="12pt" fo:font-weight="bold" officeooo:rsid="001a9a2d" officeooo:paragraph-rsid="001dcda6" style:font-size-asian="12pt" style:font-weight-asian="bold" style:font-name-complex="Khmer OS Content" style:font-size-complex="12pt" style:font-weight-complex="bold"/>
    </style:style>
    <style:style style:name="P35" style:family="paragraph" style:parent-style-name="Standard" style:list-style-name="L1">
      <style:text-properties fo:color="#00a933" loext:opacity="100%" style:font-name="Khmer OS Content" fo:font-size="12pt" fo:font-weight="bold" officeooo:rsid="001a9a2d" officeooo:paragraph-rsid="001a9a2d" style:font-size-asian="12pt" style:font-weight-asian="bold" style:font-name-complex="Khmer OS Content" style:font-size-complex="12pt" style:font-weight-complex="bold"/>
    </style:style>
    <style:style style:name="P36" style:family="paragraph" style:parent-style-name="Standard" style:list-style-name="L1">
      <style:text-properties fo:color="#00a933" loext:opacity="100%" style:font-name="JetBrains Mono ExtraBold" fo:font-size="8pt" fo:font-weight="normal" officeooo:rsid="001a9a2d" officeooo:paragraph-rsid="0024b6ad" style:font-size-asian="8pt" style:font-weight-asian="normal" style:font-name-complex="Khmer OS Content" style:font-size-complex="8pt" style:font-weight-complex="normal"/>
    </style:style>
    <style:style style:name="P37" style:family="paragraph" style:parent-style-name="Standard">
      <style:text-properties officeooo:paragraph-rsid="001a9a2d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text-properties officeooo:paragraph-rsid="0024fcb9"/>
    </style:style>
    <style:style style:name="P40" style:family="paragraph" style:parent-style-name="Text_20_body" style:list-style-name="L1">
      <style:paragraph-properties fo:margin-top="0in" fo:margin-bottom="0in" style:contextual-spacing="false"/>
      <style:text-properties officeooo:paragraph-rsid="002e0099"/>
    </style:style>
    <style:style style:name="P41" style:family="paragraph" style:parent-style-name="Text_20_body" style:list-style-name="L1">
      <style:text-properties officeooo:paragraph-rsid="002e0099"/>
    </style:style>
    <style:style style:name="P42" style:family="paragraph" style:parent-style-name="Text_20_body" style:list-style-name="L1">
      <style:text-properties officeooo:paragraph-rsid="001dcda6"/>
    </style:style>
    <style:style style:name="P43" style:family="paragraph" style:parent-style-name="Text_20_body" style:list-style-name="L1">
      <style:paragraph-properties fo:margin-top="0in" fo:margin-bottom="0in" style:contextual-spacing="false"/>
      <style:text-properties officeooo:paragraph-rsid="002fa990"/>
    </style:style>
    <style:style style:name="P44" style:family="paragraph" style:parent-style-name="Text_20_body" style:list-style-name="L1">
      <style:paragraph-properties fo:margin-top="0in" fo:margin-bottom="0in" style:contextual-spacing="false"/>
    </style:style>
    <style:style style:name="P45" style:family="paragraph" style:parent-style-name="Text_20_body" style:list-style-name="L1">
      <style:text-properties officeooo:paragraph-rsid="0031f86a"/>
    </style:style>
    <style:style style:name="P46" style:family="paragraph" style:parent-style-name="Text_20_body" style:list-style-name="L1">
      <style:text-properties fo:color="#00a933" loext:opacity="100%" style:font-name="Khmer OS Content" fo:font-size="12pt" fo:font-weight="normal" officeooo:rsid="001a9a2d" officeooo:paragraph-rsid="002e0099" style:font-size-asian="12pt" style:font-weight-asian="normal" style:font-name-complex="Khmer OS Content" style:font-size-complex="12pt" style:font-weight-complex="normal"/>
    </style:style>
    <style:style style:name="P47" style:family="paragraph" style:parent-style-name="Text_20_body" style:list-style-name="L1">
      <style:text-properties fo:color="#00a933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48" style:family="paragraph" style:parent-style-name="Text_20_body" style:list-style-name="L1">
      <style:text-properties fo:color="#00a933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49" style:family="paragraph" style:parent-style-name="Text_20_body" style:list-style-name="L1">
      <style:text-properties fo:color="#00a933" loext:opacity="100%" style:font-name="Khmer OS Content" fo:font-size="12pt" fo:font-weight="bold" officeooo:rsid="002e0099" officeooo:paragraph-rsid="002e0099" style:font-size-asian="12pt" style:font-weight-asian="bold" style:font-name-complex="Khmer OS Content" style:font-size-complex="12pt" style:font-weight-complex="bold"/>
    </style:style>
    <style:style style:name="P50" style:family="paragraph" style:parent-style-name="Text_20_body" style:list-style-name="L1">
      <style:text-properties fo:color="#00a933" loext:opacity="100%" style:font-name="Khmer OS Content" officeooo:paragraph-rsid="002e04fb"/>
    </style:style>
    <style:style style:name="P51" style:family="paragraph" style:parent-style-name="Text_20_body" style:list-style-name="L1">
      <style:text-properties fo:color="#00a933" loext:opacity="100%" style:font-name="Khmer OS Content" officeooo:paragraph-rsid="001a9a2d"/>
    </style:style>
    <style:style style:name="P52" style:family="paragraph" style:parent-style-name="Text_20_body" style:list-style-name="L1">
      <style:text-properties fo:color="#00a933" loext:opacity="100%" style:font-name="Khmer OS Content" fo:font-weight="bold" officeooo:paragraph-rsid="002e04fb" style:font-weight-asian="bold" style:font-weight-complex="bold"/>
    </style:style>
    <style:style style:name="P53" style:family="paragraph" style:parent-style-name="Text_20_body" style:list-style-name="L1">
      <style:text-properties fo:color="#000000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54" style:family="paragraph" style:parent-style-name="Text_20_body" style:list-style-name="L1">
      <style:text-properties fo:color="#000000" loext:opacity="100%" style:font-name="Khmer OS Content" fo:font-size="12pt" fo:font-weight="normal" officeooo:rsid="001a9a2d" officeooo:paragraph-rsid="001a9a2d" style:font-size-asian="12pt" style:font-weight-asian="normal" style:font-name-complex="Khmer OS Content" style:font-size-complex="12pt" style:font-weight-complex="normal"/>
    </style:style>
    <style:style style:name="P55" style:family="paragraph" style:parent-style-name="Text_20_body" style:list-style-name="L1">
      <style:text-properties fo:color="#069a2e" loext:opacity="100%" style:font-name="Khmer OS Content" fo:font-size="12pt" fo:font-weight="normal" officeooo:rsid="001a9a2d" officeooo:paragraph-rsid="002fa990" style:font-size-asian="12pt" style:font-weight-asian="normal" style:font-name-complex="Khmer OS Content" style:font-size-complex="12pt" style:font-weight-complex="normal"/>
    </style:style>
    <style:style style:name="P56" style:family="paragraph" style:parent-style-name="Text_20_body" style:list-style-name="L1">
      <style:text-properties fo:color="#069a2e" loext:opacity="100%" style:font-name="Khmer OS Content" fo:font-size="12pt" fo:font-weight="normal" officeooo:rsid="001a9a2d" officeooo:paragraph-rsid="001dcda6" style:font-size-asian="12pt" style:font-weight-asian="normal" style:font-name-complex="Khmer OS Content" style:font-size-complex="12pt" style:font-weight-complex="normal"/>
    </style:style>
    <style:style style:name="P57" style:family="paragraph" style:parent-style-name="Text_20_body" style:list-style-name="L1">
      <style:text-properties fo:color="#069a2e" loext:opacity="100%" style:font-name="Khmer OS Content" fo:font-size="12pt" fo:font-weight="normal" officeooo:rsid="0027675a" officeooo:paragraph-rsid="001a9a2d" style:font-size-asian="12pt" style:font-weight-asian="normal" style:font-name-complex="Khmer OS Content" style:font-size-complex="12pt" style:font-weight-complex="normal"/>
    </style:style>
    <style:style style:name="P58" style:family="paragraph" style:parent-style-name="Text_20_body" style:list-style-name="L1">
      <style:text-properties fo:color="#069a2e" loext:opacity="100%" style:font-name="Khmer OS Content" fo:font-size="12pt" fo:font-weight="bold" officeooo:rsid="001a9a2d" officeooo:paragraph-rsid="001a9a2d" style:font-size-asian="12pt" style:font-weight-asian="bold" style:font-name-complex="Khmer OS Content" style:font-size-complex="12pt" style:font-weight-complex="bold"/>
    </style:style>
    <style:style style:name="P59" style:family="paragraph" style:parent-style-name="Text_20_body" style:list-style-name="L2"/>
    <style:style style:name="P60" style:family="paragraph" style:parent-style-name="Text_20_body" style:list-style-name="L2">
      <style:paragraph-properties fo:margin-top="0in" fo:margin-bottom="0in" style:contextual-spacing="false"/>
    </style:style>
    <style:style style:name="P6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b2a29" loext:opacity="100%" style:font-name="montserrat" fo:font-size="12pt" fo:letter-spacing="normal" fo:font-style="normal" fo:font-weight="normal" fo:background-color="#dbd6ec" loext:padding="0in" loext:border="none"/>
    </style:style>
    <style:style style:name="P62" style:family="paragraph" style:parent-style-name="Text_20_body" style:list-style-name="L5">
      <style:paragraph-properties fo:margin-left="0.1772in" fo:margin-right="0in" fo:margin-top="0in" fo:margin-bottom="0.1457in" style:contextual-spacing="false" style:line-height-at-least="0.2709in" fo:text-align="start" style:justify-single-word="false" fo:orphans="2" fo:widows="2" fo:text-indent="0in" style:auto-text-indent="false" fo:padding="0in" fo:border="none"/>
      <style:text-properties fo:font-variant="normal" fo:text-transform="none" fo:color="#00a933" loext:opacity="100%" style:font-name="Open Sans" fo:font-size="12pt" fo:letter-spacing="normal" fo:font-style="normal" fo:font-weight="normal"/>
    </style:style>
    <style:style style:name="P63" style:family="paragraph" style:parent-style-name="Text_20_body" style:list-style-name="L4">
      <style:paragraph-properties fo:margin-left="0.1772in" fo:margin-right="0in" fo:margin-top="0in" fo:margin-bottom="0.1457in" style:contextual-spacing="false" style:line-height-at-least="0.2709in" fo:text-align="start" style:justify-single-word="false" fo:orphans="2" fo:widows="2" fo:text-indent="0in" style:auto-text-indent="false" fo:padding="0in" fo:border="none"/>
    </style:style>
    <style:style style:name="P64" style:family="paragraph" style:parent-style-name="Text_20_body" style:list-style-name="L6">
      <style:paragraph-properties fo:margin-left="0.1772in" fo:margin-right="0in" fo:margin-top="0in" fo:margin-bottom="0.1457in" style:contextual-spacing="false" style:line-height-at-least="0.2709in" fo:text-align="start" style:justify-single-word="false" fo:orphans="2" fo:widows="2" fo:text-indent="0in" style:auto-text-indent="false" fo:padding="0in" fo:border="none"/>
    </style:style>
    <style:style style:name="P65" style:family="paragraph" style:parent-style-name="Text_20_body" style:list-style-name="L7">
      <style:paragraph-properties fo:margin-left="0.1772in" fo:margin-right="0in" fo:margin-top="0in" fo:margin-bottom="0.1457in" style:contextual-spacing="false" style:line-height-at-least="0.2709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color="#dde8cb" loext:opacity="100%" style:font-name="Khmer OS Battambang" fo:font-weight="bold" style:font-weight-asian="bold" style:font-name-complex="Khmer OS Battambang" style:font-weight-complex="bold"/>
    </style:style>
    <style:style style:name="T2" style:family="text">
      <style:text-properties fo:color="#dde8cb" loext:opacity="100%" style:font-name="Khmer OS Battambang" fo:font-weight="bold" officeooo:rsid="00202812" style:font-weight-asian="bold" style:font-name-complex="Khmer OS Battambang" style:font-weight-complex="bold"/>
    </style:style>
    <style:style style:name="T3" style:family="text">
      <style:text-properties fo:color="#666666" loext:opacity="100%"/>
    </style:style>
    <style:style style:name="T4" style:family="text">
      <style:text-properties fo:color="#dee7e5" loext:opacity="100%" style:font-name="JetBrains Mono ExtraBold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style:font-name="Khmer OS Battambang" fo:font-size="12pt" fo:font-weight="normal" officeooo:rsid="001a9a2d" style:font-size-asian="12pt" style:font-weight-asian="normal" style:font-name-complex="Khmer OS Battambang" style:font-size-complex="12pt" style:font-weight-complex="normal"/>
    </style:style>
    <style:style style:name="T7" style:family="text">
      <style:text-properties fo:color="#00a933" loext:opacity="100%" style:font-name="Khmer OS Battambang" fo:font-size="12pt" fo:font-weight="normal" officeooo:rsid="0021a3c4" style:font-size-asian="12pt" style:font-weight-asian="normal" style:font-name-complex="Khmer OS Battambang" style:font-size-complex="12pt" style:font-weight-complex="normal"/>
    </style:style>
    <style:style style:name="T8" style:family="text">
      <style:text-properties fo:color="#00a933" loext:opacity="100%" style:font-name="Khmer OS Battambang" fo:font-size="12pt" fo:font-weight="normal" officeooo:rsid="0022bf9f" style:font-size-asian="12pt" style:font-weight-asian="normal" style:font-name-complex="Khmer OS Battambang" style:font-size-complex="12pt" style:font-weight-complex="normal"/>
    </style:style>
    <style:style style:name="T9" style:family="text">
      <style:text-properties fo:color="#00a933" loext:opacity="100%" style:font-name="Khmer OS Battambang" fo:font-size="12pt" fo:font-weight="normal" officeooo:rsid="002b332e" style:font-size-asian="12pt" style:font-weight-asian="normal" style:font-name-complex="Khmer OS Battambang" style:font-size-complex="12pt" style:font-weight-complex="normal"/>
    </style:style>
    <style:style style:name="T10" style:family="text">
      <style:text-properties fo:color="#00a933" loext:opacity="100%" style:font-name="Khmer OS Battambang" fo:font-size="12pt" fo:font-weight="bold" officeooo:rsid="001a9a2d" style:font-size-asian="12pt" style:font-weight-asian="bold" style:font-name-complex="Khmer OS Battambang" style:font-size-complex="12pt" style:font-weight-complex="bold"/>
    </style:style>
    <style:style style:name="T11" style:family="text">
      <style:text-properties fo:color="#00a933" loext:opacity="100%" style:font-name="Khmer OS Content"/>
    </style:style>
    <style:style style:name="T12" style:family="text">
      <style:text-properties fo:color="#00a933" loext:opacity="100%" style:font-name="Khmer OS Content" fo:font-size="12pt" fo:font-weight="normal" officeooo:rsid="001a9a2d" style:font-size-asian="12pt" style:font-weight-asian="normal" style:font-name-complex="Khmer OS Content" style:font-size-complex="12pt" style:font-weight-complex="normal"/>
    </style:style>
    <style:style style:name="T13" style:family="text">
      <style:text-properties fo:color="#00a933" loext:opacity="100%" style:font-name="Khmer OS Content" fo:font-size="12pt" fo:font-weight="normal" officeooo:rsid="0022bf9f" style:font-size-asian="12pt" style:font-weight-asian="normal" style:font-name-complex="Khmer OS Content" style:font-size-complex="12pt" style:font-weight-complex="normal"/>
    </style:style>
    <style:style style:name="T14" style:family="text">
      <style:text-properties fo:color="#00a933" loext:opacity="100%" style:font-name="Khmer OS Content" fo:font-size="12pt" fo:font-weight="normal" officeooo:rsid="0024b6ad" style:font-size-asian="12pt" style:font-weight-asian="normal" style:font-name-complex="Khmer OS Content" style:font-size-complex="12pt" style:font-weight-complex="normal"/>
    </style:style>
    <style:style style:name="T15" style:family="text">
      <style:text-properties fo:color="#00a933" loext:opacity="100%" style:font-name="Khmer OS Content" fo:font-size="12pt" fo:font-weight="normal" officeooo:rsid="0024fcb9" style:font-size-asian="12pt" style:font-weight-asian="normal" style:font-name-complex="Khmer OS Content" style:font-size-complex="12pt" style:font-weight-complex="normal"/>
    </style:style>
    <style:style style:name="T16" style:family="text">
      <style:text-properties fo:color="#00a933" loext:opacity="100%" style:font-name="Khmer OS Content" fo:font-size="12pt" fo:font-weight="normal" officeooo:rsid="002b332e" style:font-size-asian="12pt" style:font-weight-asian="normal" style:font-name-complex="Khmer OS Content" style:font-size-complex="12pt" style:font-weight-complex="normal"/>
    </style:style>
    <style:style style:name="T17" style:family="text">
      <style:text-properties fo:color="#00a933" loext:opacity="100%" style:font-name="Khmer OS Content" fo:font-size="12pt" fo:font-weight="normal" officeooo:rsid="002c770c" style:font-size-asian="12pt" style:font-weight-asian="normal" style:font-name-complex="Khmer OS Content" style:font-size-complex="12pt" style:font-weight-complex="normal"/>
    </style:style>
    <style:style style:name="T18" style:family="text">
      <style:text-properties fo:color="#00a933" loext:opacity="100%" style:font-name="Khmer OS Content" fo:font-size="12pt" fo:font-weight="normal" officeooo:rsid="002e04fb" style:font-size-asian="12pt" style:font-weight-asian="normal" style:font-name-complex="Khmer OS Content" style:font-size-complex="12pt" style:font-weight-complex="normal"/>
    </style:style>
    <style:style style:name="T19" style:family="text">
      <style:text-properties fo:color="#00a933" loext:opacity="100%" style:font-name="Khmer OS Content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a933" loext:opacity="100%" style:font-name="Khmer OS Content" fo:font-size="12pt" fo:font-weight="normal" officeooo:rsid="001a9a2d" style:font-size-asian="12pt" style:font-weight-asian="normal" style:font-size-complex="12pt" style:font-weight-complex="normal"/>
    </style:style>
    <style:style style:name="T21" style:family="text">
      <style:text-properties fo:color="#00a933" loext:opacity="100%" style:font-name="Khmer OS Content" fo:font-size="12pt" fo:font-weight="normal" officeooo:rsid="002e04fb" style:font-size-asian="12pt" style:font-weight-asian="normal" style:font-size-complex="12pt" style:font-weight-complex="normal"/>
    </style:style>
    <style:style style:name="T22" style:family="text">
      <style:text-properties fo:color="#00a933" loext:opacity="100%" style:font-name="Khmer OS Content" fo:font-size="12pt" officeooo:rsid="001a9a2d" style:font-size-asian="12pt" style:font-name-complex="Khmer OS Content" style:font-size-complex="12pt"/>
    </style:style>
    <style:style style:name="T23" style:family="text">
      <style:text-properties fo:color="#00a933" loext:opacity="100%" style:font-name="Khmer OS Content" fo:font-size="12pt" style:font-size-asian="12pt" style:font-size-complex="12pt"/>
    </style:style>
    <style:style style:name="T24" style:family="text">
      <style:text-properties fo:color="#00a933" loext:opacity="100%" style:font-name="Khmer OS Content" fo:font-size="12pt" fo:font-weight="bold" officeooo:rsid="001a9a2d" style:font-size-asian="12pt" style:font-weight-asian="bold" style:font-name-complex="Khmer OS Content" style:font-size-complex="12pt" style:font-weight-complex="bold"/>
    </style:style>
    <style:style style:name="T25" style:family="text">
      <style:text-properties fo:color="#00a933" loext:opacity="100%" style:font-name="Khmer OS Content" fo:font-size="12pt" fo:font-weight="bold" officeooo:rsid="002b332e" style:font-size-asian="12pt" style:font-weight-asian="bold" style:font-name-complex="Khmer OS Content" style:font-size-complex="12pt" style:font-weight-complex="bold"/>
    </style:style>
    <style:style style:name="T26" style:family="text">
      <style:text-properties fo:color="#00a933" loext:opacity="100%" style:font-name="Khmer OS Content" fo:font-size="12pt" fo:font-weight="bold" officeooo:rsid="002e04fb" style:font-size-asian="12pt" style:font-weight-asian="bold" style:font-name-complex="Khmer OS Content" style:font-size-complex="12pt" style:font-weight-complex="bold"/>
    </style:style>
    <style:style style:name="T27" style:family="text">
      <style:text-properties fo:color="#00a933" loext:opacity="100%" style:font-name="Khmer OS Content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a933" loext:opacity="100%" style:font-name="Khmer OS Content" fo:font-size="12pt" fo:font-weight="bold" officeooo:rsid="002e04fb" style:font-size-asian="12pt" style:font-weight-asian="bold" style:font-size-complex="12pt" style:font-weight-complex="bold"/>
    </style:style>
    <style:style style:name="T29" style:family="text">
      <style:text-properties fo:color="#00a933" loext:opacity="100%" style:font-name="Khmer OS Content" fo:font-weight="normal" style:font-weight-asian="normal" style:font-weight-complex="normal"/>
    </style:style>
    <style:style style:name="T30" style:family="text">
      <style:text-properties fo:color="#00a933" loext:opacity="100%" style:font-name="Khmer OS Content" fo:font-weight="normal" style:font-weight-asian="normal" style:font-name-complex="Khmer OS Content" style:font-weight-complex="normal"/>
    </style:style>
    <style:style style:name="T31" style:family="text">
      <style:text-properties fo:color="#00a933" loext:opacity="100%" style:font-name="Khmer OS Content" style:font-name-complex="Khmer OS Content"/>
    </style:style>
    <style:style style:name="T32" style:family="text">
      <style:text-properties fo:color="#00a933" loext:opacity="100%" style:font-name="Khmer OS Content" fo:font-weight="bold" style:font-weight-asian="bold" style:font-name-complex="Khmer OS Content" style:font-weight-complex="bold"/>
    </style:style>
    <style:style style:name="T33" style:family="text">
      <style:text-properties fo:color="#00a933" loext:opacity="100%" style:font-name="Khmer OS Content" fo:font-weight="bold" style:font-weight-asian="bold" style:font-weight-complex="bold"/>
    </style:style>
    <style:style style:name="T34" style:family="text">
      <style:text-properties fo:color="#00a933" loext:opacity="100%" fo:font-weight="bold" style:font-weight-asian="bold" style:font-weight-complex="bold"/>
    </style:style>
    <style:style style:name="T35" style:family="text">
      <style:text-properties fo:color="#00a933" loext:opacity="100%" fo:font-weight="normal" style:font-weight-asian="normal" style:font-weight-complex="normal"/>
    </style:style>
    <style:style style:name="T36" style:family="text">
      <style:text-properties officeooo:rsid="001c3ede"/>
    </style:style>
    <style:style style:name="T37" style:family="text">
      <style:text-properties officeooo:rsid="001dcda6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b332e" style:font-weight-asian="bold" style:font-weight-complex="bold"/>
    </style:style>
    <style:style style:name="T40" style:family="text">
      <style:text-properties fo:font-weight="bold" officeooo:rsid="002c770c" style:font-weight-asian="bold" style:font-weight-complex="bold"/>
    </style:style>
    <style:style style:name="T41" style:family="text">
      <style:text-properties fo:font-weight="bold" officeooo:rsid="002e04fb" style:font-weight-asian="bold" style:font-weight-complex="bold"/>
    </style:style>
    <style:style style:name="T42" style:family="text">
      <style:text-properties fo:font-weight="bold" officeooo:rsid="002fa990" style:font-weight-asian="bold" style:font-weight-complex="bold"/>
    </style:style>
    <style:style style:name="T43" style:family="text">
      <style:text-properties fo:color="#000000" loext:opacity="100%" style:font-name="Khmer OS Content" fo:font-size="12pt" fo:font-weight="normal" officeooo:rsid="001a9a2d" style:font-size-asian="12pt" style:font-weight-asian="normal" style:font-name-complex="Khmer OS Content" style:font-size-complex="12pt" style:font-weight-complex="normal"/>
    </style:style>
    <style:style style:name="T44" style:family="text">
      <style:text-properties fo:color="#000000" loext:opacity="100%" style:font-name="Khmer OS Content" fo:font-size="12pt" fo:font-weight="normal" officeooo:rsid="001c3ede" style:font-size-asian="12pt" style:font-weight-asian="normal" style:font-name-complex="Khmer OS Content" style:font-size-complex="12pt" style:font-weight-complex="normal"/>
    </style:style>
    <style:style style:name="T45" style:family="text">
      <style:text-properties officeooo:rsid="0022bf9f"/>
    </style:style>
    <style:style style:name="T46" style:family="text">
      <style:text-properties fo:color="#069a2e" loext:opacity="100%"/>
    </style:style>
    <style:style style:name="T47" style:family="text">
      <style:text-properties fo:color="#069a2e" loext:opacity="100%" style:font-name="Khmer OS Content"/>
    </style:style>
    <style:style style:name="T48" style:family="text">
      <style:text-properties fo:color="#069a2e" loext:opacity="100%" style:font-name="Khmer OS Content" fo:font-size="12pt" fo:font-weight="normal" officeooo:rsid="001a9a2d" style:font-size-asian="12pt" style:font-weight-asian="normal" style:font-name-complex="Khmer OS Content" style:font-size-complex="12pt" style:font-weight-complex="normal"/>
    </style:style>
    <style:style style:name="T49" style:family="text">
      <style:text-properties fo:color="#069a2e" loext:opacity="100%" style:font-name="Khmer OS Content" fo:font-size="12pt" fo:font-weight="normal" officeooo:rsid="002ffc5c" style:font-size-asian="12pt" style:font-weight-asian="normal" style:font-name-complex="Khmer OS Content" style:font-size-complex="12pt" style:font-weight-complex="normal"/>
    </style:style>
    <style:style style:name="T50" style:family="text">
      <style:text-properties fo:color="#069a2e" loext:opacity="100%" style:font-name="Khmer OS Content" fo:font-weight="bold" style:font-weight-asian="bold" style:font-weight-complex="bold"/>
    </style:style>
    <style:style style:name="T51" style:family="text">
      <style:text-properties fo:color="#069a2e" loext:opacity="100%" style:font-name="Khmer OS Content" fo:font-weight="bold" style:font-weight-asian="bold" style:font-name-complex="Khmer OS Content" style:font-weight-complex="bold"/>
    </style:style>
    <style:style style:name="T52" style:family="text">
      <style:text-properties fo:color="#069a2e" loext:opacity="100%" style:font-name="Khmer OS Content" fo:font-weight="normal" style:font-weight-asian="normal" style:font-weight-complex="normal"/>
    </style:style>
    <style:style style:name="T53" style:family="text">
      <style:text-properties fo:color="#069a2e" loext:opacity="100%" fo:font-weight="normal" style:font-weight-asian="normal" style:font-weight-complex="normal"/>
    </style:style>
    <style:style style:name="T54" style:family="text">
      <style:text-properties fo:color="#069a2e" loext:opacity="100%" officeooo:rsid="002ffc5c"/>
    </style:style>
    <style:style style:name="T55" style:family="text">
      <style:text-properties officeooo:rsid="002b332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2c770c"/>
    </style:style>
    <style:style style:name="T58" style:family="text">
      <style:text-properties style:font-name="Khmer OS Content"/>
    </style:style>
    <style:style style:name="T59" style:family="text">
      <style:text-properties style:font-name="Khmer OS Content" fo:font-weight="bold" style:font-weight-asian="bold" style:font-name-complex="Khmer OS Content" style:font-weight-complex="bold"/>
    </style:style>
    <style:style style:name="T60" style:family="text">
      <style:text-properties officeooo:rsid="002e0099"/>
    </style:style>
    <style:style style:name="T61" style:family="text">
      <style:text-properties officeooo:rsid="002e04fb"/>
    </style:style>
    <style:style style:name="T62" style:family="text">
      <style:text-properties fo:font-size="12pt" fo:font-weight="normal" officeooo:rsid="002e04fb" style:font-size-asian="12pt" style:font-weight-asian="normal" style:font-name-complex="Khmer OS Content" style:font-size-complex="12pt" style:font-weight-complex="normal"/>
    </style:style>
    <style:style style:name="T63" style:family="text">
      <style:text-properties fo:font-size="12pt" fo:font-weight="normal" officeooo:rsid="001a9a2d" style:font-size-asian="12pt" style:font-weight-asian="normal" style:font-name-complex="Khmer OS Content" style:font-size-complex="12pt" style:font-weight-complex="normal"/>
    </style:style>
    <style:style style:name="T64" style:family="text">
      <style:text-properties fo:font-size="12pt" fo:font-weight="normal" officeooo:rsid="002fa990" style:font-size-asian="12pt" style:font-weight-asian="normal" style:font-name-complex="Khmer OS Content" style:font-size-complex="12pt" style:font-weight-complex="normal"/>
    </style:style>
    <style:style style:name="T65" style:family="text">
      <style:text-properties fo:color="#3faf46" loext:opacity="100%" fo:font-weight="bold" officeooo:rsid="002e04fb" style:font-weight-asian="bold" style:font-weight-complex="bold"/>
    </style:style>
    <style:style style:name="T66" style:family="text">
      <style:text-properties officeooo:rsid="002fa990"/>
    </style:style>
    <style:style style:name="T67" style:family="text">
      <style:text-properties officeooo:rsid="0031f86a"/>
    </style:style>
    <style:style style:name="T68" style:family="text">
      <style:text-properties fo:font-variant="normal" fo:text-transform="none" fo:color="#2b2a29" loext:opacity="100%" style:font-name="montserrat" fo:font-size="11.25pt" fo:letter-spacing="normal" fo:font-style="normal"/>
    </style:style>
    <style:style style:name="T69" style:family="text">
      <style:text-properties fo:font-variant="normal" fo:text-transform="none" fo:color="#2b2a29" loext:opacity="100%" style:font-name="montserrat" fo:font-size="11.25pt" fo:letter-spacing="normal" fo:font-style="normal" fo:font-weight="bold"/>
    </style:style>
    <style:style style:name="T70" style:family="text">
      <style:text-properties fo:font-variant="normal" fo:text-transform="none" fo:color="#00a933" loext:opacity="100%" style:font-name="montserrat" fo:font-size="11.25pt" fo:letter-spacing="normal" fo:font-style="normal"/>
    </style:style>
    <style:style style:name="T71" style:family="text">
      <style:text-properties fo:font-variant="normal" fo:text-transform="none" fo:color="#00a933" loext:opacity="100%" style:font-name="Open Sans" fo:font-size="12pt" fo:letter-spacing="normal" fo:font-style="normal" fo:font-weight="bold"/>
    </style:style>
    <style:style style:name="T72" style:family="text">
      <style:text-properties fo:font-variant="normal" fo:text-transform="none" fo:color="#00a933" loext:opacity="100%" style:font-name="Open Sans" fo:font-size="12pt" fo:letter-spacing="normal" fo:font-style="normal" fo:font-weight="normal"/>
    </style:style>
    <style:style style:name="T73" style:family="text">
      <style:text-properties fo:font-variant="normal" fo:text-transform="none" fo:color="#00a933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74" style:family="text">
      <style:text-properties fo:font-variant="normal" fo:text-transform="none" style:font-name="montserrat" fo:font-size="11.25pt" fo:letter-spacing="normal" fo:font-style="normal" fo:font-weight="bold"/>
    </style:style>
    <style:style style:name="T75" style:family="text">
      <style:text-properties fo:font-variant="normal" fo:text-transform="none" fo:color="#3a3a3a" loext:opacity="100%" style:font-name="Open Sans" fo:font-size="12pt" fo:letter-spacing="normal" fo:font-style="normal" fo:font-weight="bold"/>
    </style:style>
    <style:style style:name="T76" style:family="text">
      <style:text-properties fo:font-variant="normal" fo:text-transform="none" fo:color="#3a3a3a" loext:opacity="100%" style:font-name="Open Sans" fo:font-size="12pt" fo:letter-spacing="normal" fo:font-style="normal" fo:font-weight="bold" officeooo:rsid="00339cf2"/>
    </style:style>
    <style:style style:name="T77" style:family="text">
      <style:text-properties fo:font-variant="normal" fo:text-transform="none" fo:color="#3a3a3a" loext:opacity="100%" style:font-name="Open Sans" fo:font-size="12pt" fo:letter-spacing="normal" fo:font-style="normal" fo:font-weight="normal"/>
    </style:style>
    <style:style style:name="T78" style:family="text">
      <style:text-properties fo:font-variant="normal" fo:text-transform="none" fo:color="#3a3a3a" loext:opacity="100%" style:font-name="Open Sans" fo:font-size="13.5pt" fo:letter-spacing="normal" fo:font-style="normal" fo:font-weight="bold"/>
    </style:style>
    <style:style style:name="T79" style:family="text">
      <style:text-properties fo:font-variant="normal" fo:text-transform="none" fo:color="#3a3a3a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80" style:family="text">
      <style:text-properties fo:font-variant="normal" fo:text-transform="none" style:font-name="Open Sans" fo:font-size="12pt" fo:letter-spacing="normal" fo:font-style="normal" fo:font-weight="bold"/>
    </style:style>
    <style:style style:name="T81" style:family="text">
      <style:text-properties fo:font-variant="normal" fo:text-transform="none" style:font-name="Open Sans" fo:font-size="12pt" fo:letter-spacing="normal" fo:font-style="normal" fo:font-weight="normal"/>
    </style:style>
    <style:style style:name="T82" style:family="text">
      <style:text-properties officeooo:rsid="001a9a2d" style:font-size-asian="12pt" style:font-weight-asian="normal" style:font-name-complex="Khmer OS Content" style:font-size-complex="12pt" style:font-weight-complex="normal"/>
    </style:style>
    <style:style style:name="T83" style:family="text">
      <style:text-properties officeooo:rsid="0031f86a" style:font-size-asian="12pt" style:font-weight-asian="normal" style:font-name-complex="Khmer OS Content" style:font-size-complex="12pt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list text:style-name="L1">
        <text:list-item>
          <text:p text:style-name="P24">តើ Global variable ក្នុង PHP មានអ្វីខ្លះ? ចូររៀបរាប់។</text:p>
          <text:p text:style-name="P20"><text:span text:style-name="T10">-Global variables</text:span><text:span text:style-name="T6"> </text:span><text:span text:style-name="T9">ក្នុង</text:span><text:span text:style-name="T6"> PHP អាចចូលប្រើបានគ្រប់ទីកន្លែងនៅក្នុងស្គ្រីប </text:span><text:span text:style-name="T8">PHP</text:span><text:span text:style-name="T6">។ </text:span><text:span text:style-name="T8">វា</text:span><text:span text:style-name="T6">គេរក្សាទុកទិន្នន័យសំខាន់ៗ ហើយ PHP ផ្តល់នូវ អថេរសកល ដែលបានកំណត់ជាមុនជាច្រើន។ នេះគឺជា variables សំខាន់ៗមួយចំនួន </text:span><text:span text:style-name="T8">ដែលពូកគេពេញនិយមប្រើវា</text:span><text:span text:style-name="T6">៖</text:span><text:span text:style-name="T7">- </text:span><text:span text:style-name="T10">$GLOBALS, </text:span><text:span text:style-name="T7"><text:s/></text:span><text:span text:style-name="T10">$_SERVER, </text:span><text:span text:style-name="T7"><text:s/></text:span><text:span text:style-name="T10">$_GET, </text:span><text:span text:style-name="T7"><text:s/></text:span><text:span text:style-name="T10">$_POST, $_FILES, </text:span><text:span text:style-name="T7"><text:s/></text:span><text:span text:style-name="T10">$_COOKIE, $_SESSION, </text:span><text:span text:style-name="T7"><text:s/></text:span><text:span text:style-name="T10">$_REQUEST, $_ENV</text:span><text:span text:style-name="T6"> ។</text:span></text:p>
        </text:list-item>
      </text:list>
      <text:p text:style-name="P4"/>
      <text:list text:continue-numbering="true" text:style-name="L1">
        <text:list-item>
          <text:p text:style-name="P24">តើ Post and Get ខុសគ្នាដូចម្តេច? ចូររៀបរាប់។</text:p>
          <text:p text:style-name="P27"><text:span text:style-name="T38">-GET </text:span>ផ្ញើទិន្នន័យតាមរយៈ URL ដែលសម្រាប់ការអានទិន្នន័យ (ឧ. <text:span text:style-name="T55">Searching</text:span>, <text:span text:style-name="T55">Link</text:span>) ។ </text:p>
          <text:p text:style-name="P28"><text:span text:style-name="T38">-POST</text:span> ផ្ញើទិន្នន័យតាមរយៈតួសំណើHTTPដែលសម្រាប់ការផ្ញើទិន្នន័យធំនិងឯកជន(ឧ. <text:span text:style-name="T45">Login Form</text:span></text:p>
        </text:list-item>
      </text:list>
      <text:p text:style-name="P4"/>
      <text:list text:continue-numbering="true" text:style-name="L1">
        <text:list-item>
          <text:p text:style-name="P24">តើ MVC ជាអ្វី? ចូរពន្យល់ពី MVC ឱ្យបានក្បោះក្បាយ។</text:p>
          <text:p text:style-name="P28"><text:span text:style-name="T38">MVC</text:span> Model-View-Controller ។ វាជាគំរូរចនាដែលបែងចែកកម្មវិធីគេហទំព័ររបស់<text:span text:style-name="T45">វា</text:span>ជាបីផ្នែក៖</text:p>
          <text:p text:style-name="P29"><text:span text:style-name="T38">-Model </text:span>គ្រប់គ្រងទិន្នន័យ និង <text:span text:style-name="T55">(Logical Business) </text:span>។</text:p>
          <text:p text:style-name="P29"><text:span text:style-name="T38">-View </text:span>បង្ហាញទិន្នន័យទៅកាន់អ្នកប្រើប្រាស់ (<text:span text:style-name="T55">User Interface) </text:span>។</text:p>
          <text:p text:style-name="P29"><text:span text:style-name="T38">-Controller</text:span> គ្រប់គ្រងការបញ្ចូលពីអ្នកប្រើប្រាស់ និងធ្វើបច្ចុប្បន្នភាពម៉ូដែល និងទិដ្ឋភាព។</text:p>
        </text:list-item>
      </text:list>
      <text:p text:style-name="P4"/>
      <text:list text:continue-numbering="true" text:style-name="L1">
        <text:list-item>
          <text:p text:style-name="P24">តើតើអ្វីទៅ Laravel framework? ហើយប្រើសម្រាប់ធ្វើអ្វីខ្លះ?</text:p>
          <text:p text:style-name="P21"><text:span text:style-name="T25">-</text:span><text:span text:style-name="T24">Laravel </text:span><text:span text:style-name="T16">គឺជា</text:span><text:span text:style-name="T12"> </text:span><text:span text:style-name="Strong_20_Emphasis"><text:span text:style-name="T12">PHP web framework</text:span></text:span><text:span text:style-name="Strong_20_Emphasis"><text:span text:style-name="T22"> </text:span></text:span><text:span text:style-name="T12">ដែលជួយសម្រួលដល់ការ</text:span><text:span text:style-name="T13">បង្កើត</text:span><text:span text:style-name="T12">កម្មវិធីគេហទំព័រ។ វារួមបញ្ចូលឧបករណ៍សម្រាប់កំណត់</text:span><text:span text:style-name="T14">​​​ routing, authentication, migrations, and more. Common features include Eloquent ORM, Blade templating engine, and Artisan commands.</text:span></text:p>
        </text:list-item>
      </text:list>
      <text:p text:style-name="P4"/>
      <text:list text:continue-numbering="true" text:style-name="L1">
        <text:list-item>
          <text:p text:style-name="P24">តើអ្វីទៅជា PHP Function? ចូរបង្កើត function មួយក្នុងភាសា PHP?</text:p>
          <text:p text:style-name="P30"><text:span text:style-name="T39">-</text:span><text:span text:style-name="T38">PHP Function </text:span>គឺជាប្លុកកូដដែលអាចប្រើឡើងវិញបាន ដែលអនុវត្តកិច្ចការជាក់លាក់មួយ។ មុខងារកាត់បន្ថយពាក្យដដែលៗ និងធ្វើឱ្យកូដរបស់អ្នកមានរបៀបរៀបរយជាងមុន។</text:p>
          <text:p text:style-name="P36">function greetUser($name) </text:p>
          <text:p text:style-name="P36">{ return "Hello, " . $name; } </text:p>
          <text:p text:style-name="P36">echo greetUser("John"); // Output: Hello, John</text:p>
        </text:list-item>
      </text:list>
      <text:p text:style-name="P4"><text:soft-page-break/></text:p>
      <text:list text:continue-numbering="true" text:style-name="L1">
        <text:list-item>
          <text:p text:style-name="P24">ចូររៀបរាប់ PHP Super-global ដែលអ្នកបានស្គាល់ឱ្យបានតិចបំផុតប្រាំ?</text:p>
          <text:p text:style-name="P28">-អថេរ <text:span text:style-name="T38">PHP Super-global</text:span>៖ Super-globals គឺជាអថេរដែលបានកំណត់ជាមុននៅក្នុង PHP ដែលអាចចូលប្រើបានទូទាំងពិភពលោក។ ទាំងនេះរួមមាន $GLOBALS, $_SERVER, $_GET, $_POST, $_FILES, $_COOKIE, $_SESSION, $_REQUEST, $_ENV ។</text:p>
        </text:list-item>
      </text:list>
      <text:p text:style-name="P4"/>
      <text:list text:continue-numbering="true" text:style-name="L1">
        <text:list-item>
          <text:p text:style-name="P24">តើ MySQL Database Server ជាអ្វី? ចូរនិយាយពីគុណសម្បត្តិរបស់ MySQL ។</text:p>
          <text:p text:style-name="P22"><text:span text:style-name="T24">-MySQL</text:span><text:span text:style-name="T12"> </text:span><text:span text:style-name="T17">គឺជា</text:span><text:span text:style-name="T12"> </text:span><text:span text:style-name="Strong_20_Emphasis"><text:span text:style-name="T12">Relational Database Management System (RDBMS)</text:span></text:span><text:span text:style-name="T12">. </text:span><text:span text:style-name="T17">វា</text:span><text:span text:style-name="T12">រក្សាទុកទិន្នន័យក្នុងតារាង</text:span><text:span text:style-name="T15">​ </text:span><text:span text:style-name="T5">(rows and columns) </text:span><text:span text:style-name="T12">ហើយប្រើ SQL <text:s/>ដើម្បីធ្វើអន្តរកម្មជាមួយទិន្នន័យនោះ (queries, updates, deletes).</text:span><text:span text:style-name="T17">​ ទោវិញទៅមក។</text:span></text:p>
          <text:p text:style-name="P31"><text:span text:style-name="T40">-</text:span><text:span text:style-name="T38">អត្ថប្រយោជន៍រ</text:span>បស់ MySQL៖</text:p>
          <text:p text:style-name="P31"><text:s/>-ការផ្ទុកទិន្នន័យប្រកបដោយប្រសិទ្ធភាព។</text:p>
          <text:p text:style-name="P31"><text:s/>-ដំណើរការល្អសម្រាប់កម្មវិធីគេហទំព័រ។</text:p>
          <text:p text:style-name="P31"><text:s/>-ប្រភពបើកចំហ <text:span text:style-name="T57">Open Source</text:span> និងត្រូវបានគាំទ្រ<text:span text:style-name="T57">ប្រើប្រាស់</text:span>យ៉ាងទូលំទូលាយ។</text:p>
        </text:list-item>
      </text:list>
      <text:p text:style-name="P4"/>
      <text:list text:continue-numbering="true" text:style-name="L1">
        <text:list-item>
          <text:p text:style-name="P24">តើអ្វីទៅជា Array? តើ Array ក្នុងភាសា PHP មានប៉ុន្មាន? អ្វីខ្លះ? ចូររៀបរាប់។</text:p>
          <text:p text:style-name="P28"><text:span text:style-name="T40">-Array</text:span><text:span text:style-name="T57"> </text:span>ក្នុង PHP គឺជាអថេរដែលអាចរក្សាទុកតម្លៃច្រើនក្នុងពេលតែមួយ។ <text:span text:style-name="T57">យើង</text:span>អាច​ប្រើ​វា​ដើម្បី​ដាក់​ជា​ក្រុម​ទិន្នន័យ​ដែល​ទាក់ទង<text:span text:style-name="T57">ក៏បាន</text:span>។</text:p>
          <text:p text:style-name="P34">-ប្រភេទនៃអារេ-</text:p>
          <text:list>
            <text:list-header>
              <text:p text:style-name="P39"><text:span text:style-name="Strong_20_Emphasis"><text:span text:style-name="T12">-Indexed array</text:span></text:span><text:span text:style-name="T12">: Numbers as keys (e.g., </text:span><text:span text:style-name="Source_20_Text"><text:span text:style-name="T20">["Apple", "Banana"]</text:span></text:span><text:span text:style-name="T12">).</text:span></text:p>
              <text:p text:style-name="P39"><text:span text:style-name="Strong_20_Emphasis"><text:span text:style-name="T29">-Associative array</text:span></text:span><text:span text:style-name="T29">:</text:span><text:span text:style-name="T11"> Strings as keys (e.g., </text:span><text:span text:style-name="Source_20_Text"><text:span text:style-name="T11">["name" =&gt; "John", "age" =&gt; 25]</text:span></text:span><text:span text:style-name="T11">).</text:span></text:p>
              <text:p text:style-name="P38"><text:span text:style-name="Strong_20_Emphasis"><text:span text:style-name="T29">-Multidimensional array</text:span></text:span><text:span text:style-name="T11">: Arrays inside arrays (e.g., </text:span><text:span text:style-name="Source_20_Text"><text:span text:style-name="T11">[[1,2], [3,4]]</text:span></text:span><text:span text:style-name="T11">).</text:span></text:p>
            </text:list-header>
          </text:list>
        </text:list-item>
      </text:list>
      <text:p text:style-name="P4"/>
      <text:p text:style-name="P4"/>
      <text:p text:style-name="P4"/>
      <text:list text:continue-numbering="true" text:style-name="L1">
        <text:list-item>
          <text:p text:style-name="P24"><text:soft-page-break/>តើអ្វីទៅជា $_GET in PHP? តើពេលណាដែលយើងគួរប្រើប្រាស់ get method?</text:p>
          <text:p text:style-name="P46"><text:span text:style-name="Source_20_Text"><text:span text:style-name="T38">-$_GET</text:span></text:span><text:span text:style-name="T38"> </text:span>គឺជា super-global អថេរនៅក្នុង PHP ដែលប្រើដើម្បីប្រមូលទិន្នន័យដែលបានផ្ញើតាមរយៈ URL ដោយប្រើ <text:span text:style-name="Strong_20_Emphasis"><text:span text:style-name="T56">GET method</text:span></text:span>. <text:span text:style-name="T57">ឧទាហរណ៍</text:span> <text:span text:style-name="T57">ក្នុង </text:span>URL: <text:span text:style-name="Source_20_Text">example.com?name=John</text:span>, <text:span text:style-name="T57">យើងអាច</text:span> access "John" using <text:span text:style-name="Source_20_Text">$_GET['name']</text:span>.</text:p>
        </text:list-item>
      </text:list>
      <text:p text:style-name="P4"/>
      <text:list text:continue-numbering="true" text:style-name="L1">
        <text:list-item>
          <text:p text:style-name="P24">តើអ្វីទៅជា $_POST in PHP? តើពេលណាដែលយើងគួរប្រើប្រាស់ post method?</text:p>
          <text:p text:style-name="P32"><text:span text:style-name="Source_20_Text"><text:span text:style-name="T38">-$_POST</text:span></text:span> <text:span text:style-name="T60">គឺជា​ </text:span>super-global អថេរប្រើដើម្បីប្រមូលទិន្នន័យពី <text:span text:style-name="T60">Form </text:span>ដែលប្រើវិធី <text:span text:style-name="T60">post method </text:span></text:p>
          <text:p text:style-name="P32"><text:span text:style-name="Source_20_Text"><text:span text:style-name="T38">-</text:span></text:span><text:span text:style-name="T38">វាត្រូវបាន</text:span>គេប្រើជាទូទៅដើម្បីផ្ញើទិន្នន័យក្នុងបរិមាណធំជាងដោយសុវត្ថិភាព (<text:span text:style-name="T57">ឧទាហរណ៍</text:span>, passwords).</text:p>
        </text:list-item>
      </text:list>
      <text:p text:style-name="P4"/>
      <text:list text:continue-numbering="true" text:style-name="L1">
        <text:list-item>
          <text:p text:style-name="P24">ចូរសរសេរ artisan command ដើម្បីបង្កើត controller, migration file និង model មួយ? សរសេរផ្សេងៗគ្នា។</text:p>
          <text:p text:style-name="P46"><text:span text:style-name="Source_20_Text"><text:span text:style-name="T59">-</text:span></text:span><text:span text:style-name="T38">Laravel's Artisan</text:span> គឺជាចំណុច <text:span text:style-name="T60">Command-Line Interface </text:span>។ <text:span text:style-name="T60">យើង</text:span>អាចប្រើវាដើម្បីបង្កើត <text:span text:style-name="T60">generate Component for Our Application. </text:span></text:p>
          <text:p text:style-name="P49">-Command-Line Interface </text:p>
          <text:list>
            <text:list-header>
              <text:p text:style-name="P40"><text:span text:style-name="Strong_20_Emphasis"><text:span text:style-name="T12">បង្កើត </text:span></text:span><text:span text:style-name="Strong_20_Emphasis"><text:span text:style-name="T30">Controller</text:span></text:span><text:span text:style-name="T31">: <text:tab/></text:span><text:span text:style-name="Source_20_Text"><text:span text:style-name="T32">php artisan make:controller MyController</text:span></text:span></text:p>
              <text:p text:style-name="P40"><text:span text:style-name="Strong_20_Emphasis"><text:span text:style-name="T12">បង្កើត</text:span></text:span><text:span text:style-name="Strong_20_Emphasis"><text:span text:style-name="T31"> </text:span></text:span><text:span text:style-name="Strong_20_Emphasis"><text:span text:style-name="T30">Migration</text:span></text:span><text:span text:style-name="T31">: <text:tab/></text:span><text:span text:style-name="Source_20_Text"><text:span text:style-name="T32">php artisan make:migration create_users_table</text:span></text:span></text:p>
              <text:p text:style-name="P41"><text:span text:style-name="Strong_20_Emphasis"><text:span text:style-name="T12">បង្កើត </text:span></text:span><text:span text:style-name="Strong_20_Emphasis"><text:span text:style-name="T30">Model</text:span></text:span><text:span text:style-name="T30">:</text:span><text:span text:style-name="T31"> <text:tab/><text:tab/></text:span><text:span text:style-name="Source_20_Text"><text:span text:style-name="T32">php artisan make:model User</text:span></text:span></text:p>
            </text:list-header>
          </text:list>
        </text:list-item>
      </text:list>
      <text:p text:style-name="P4"/>
      <text:list text:continue-numbering="true" text:style-name="L1">
        <text:list-item>
          <text:p text:style-name="P24">រៀបរាប់ Eloquent method for select ហើយលើកឧទាហរណ៍មកបង្ហាញយ៉ាងតិច ៥។</text:p>
          <text:p text:style-name="P28"><text:span text:style-name="T41">-</text:span><text:span text:style-name="T38">Eloquent</text:span> <text:span text:style-name="T61">គឺជា</text:span> Laravel's ORM (Object-Relational Mapping) <text:span text:style-name="T61">អនុញាតិឩ្យយើងភ្ចាប់ជាមួយ</text:span> database <text:span text:style-name="T61">ដោយប្រើ</text:span> models <text:span text:style-name="T61">និង</text:span> relationships ជំនួសឱ្យការសរសេរ SQL queries.</text:p>
          <text:p text:style-name="P42"><text:span text:style-name="Strong_20_Emphasis"><text:span text:style-name="T26">1-</text:span></text:span><text:span text:style-name="Strong_20_Emphasis"><text:span text:style-name="T18"> </text:span></text:span><text:span text:style-name="Strong_20_Emphasis"><text:span text:style-name="T12">Retrieve all records</text:span></text:span><text:span text:style-name="T12">: </text:span><text:span text:style-name="Source_20_Text"><text:span text:style-name="T27">$users = User::all();</text:span></text:span></text:p>
          <text:p text:style-name="P42"><text:span text:style-name="Source_20_Text"><text:span text:style-name="T28">2-</text:span></text:span><text:span text:style-name="Source_20_Text"><text:span text:style-name="T21"> </text:span></text:span><text:span text:style-name="Source_20_Text"><text:span text:style-name="T19">Retrieve specific columns:</text:span></text:span><text:span text:style-name="Source_20_Text"><text:span text:style-name="T23"> </text:span></text:span><text:span text:style-name="Source_20_Text"><text:span text:style-name="T27">$users = User::select('firstname','lastname')-&gt;get();</text:span></text:span></text:p>
        </text:list-item>
      </text:list>
      <text:p text:style-name="P18"><text:soft-page-break/><text:tab/><text:span text:style-name="T65">3-</text:span><text:span text:style-name="T61"> </text:span><text:span text:style-name="T35">Using where clause: </text:span><text:span text:style-name="T34">$activeUsers = User::where('status', 'active')-&gt;get();</text:span></text:p>
      <text:p text:style-name="P11"><text:span text:style-name="T38"><text:tab/></text:span><text:span text:style-name="T41">4-</text:span><text:span text:style-name="T61"> </text:span><text:span text:style-name="T56">Order by:</text:span> <text:span text:style-name="T38">$users = User::orderBy('created_at', 'desc')-&gt;get();</text:span></text:p>
      <text:p text:style-name="P11"><text:tab/><text:span text:style-name="T41">5- </text:span><text:span text:style-name="T56">Limit results:</text:span> <text:span text:style-name="T38">$users = User::take(10)-&gt;get();</text:span></text:p>
      <text:list text:continue-numbering="true" text:style-name="L1">
        <text:list-header>
          <text:p text:style-name="P53"/>
        </text:list-header>
        <text:list-item>
          <text:p text:style-name="P24">រៀបរាប់ Query builder for select ហើយលើកឧទាហរណ៍មកបង្ហាញយ៉ាងតិច ៥។</text:p>
          <text:p text:style-name="P47"><text:span text:style-name="T38">-Query Builder</text:span> ផ្តល់​បន្ថែម​ទៀត SQL-like syntax for interacting with the database in Laravel. វាអាចត្រូវបានប្រើដើម្បីអនុវត្តប្រតិបត្តិការមូលដ្ឋានទិន្នន័យដោយមិនប្រើគំរូ</text:p>
          <text:p text:style-name="P28"/>
          <text:p text:style-name="P50"><text:span text:style-name="T62">1- </text:span><text:span text:style-name="T63">Retrieve all records: </text:span></text:p>
          <text:p text:style-name="P52">$users = DB::table('users')→get();</text:p>
        </text:list-item>
      </text:list>
      <text:p text:style-name="P12"><text:tab/><text:span text:style-name="T61">2- </text:span>Retrieve specific columns:</text:p>
      <text:p text:style-name="P12"><text:s text:c="10"/><text:span text:style-name="T38">$users = DB::table('users')-&gt;select('firstname', 'lastname')→get();</text:span></text:p>
      <text:p text:style-name="P11"><text:tab/><text:span text:style-name="T61">3- </text:span>Using where clause:</text:p>
      <text:p text:style-name="P11"><text:tab/><text:span text:style-name="T38">$activeUsers = DB::table('users')-&gt;where('status', 'active')→get();</text:span></text:p>
      <text:p text:style-name="P11"><text:tab/><text:span text:style-name="T61">4- </text:span>Order by:</text:p>
      <text:p text:style-name="P11"><text:tab/><text:span text:style-name="T38">$users = DB::table('users')-&gt;orderBy('created_at', 'desc')→get();</text:span></text:p>
      <text:p text:style-name="P11"><text:tab/><text:span text:style-name="T61">5- </text:span>Limit results:</text:p>
      <text:p text:style-name="P11"><text:tab/><text:span text:style-name="T38">$users = DB::table('users')-&gt;limit(10)-&gt;get();</text:span></text:p>
      <text:p text:style-name="P10"/>
      <text:p text:style-name="P4"/>
      <text:list text:continue-numbering="true" text:style-name="L1">
        <text:list-item>
          <text:p text:style-name="P25"><text:soft-page-break/>តើយើងអាចបញ្ជូនទិន្នន័យពី Route ឫ Controller ទៅកាន់ View បានដោយវិធីណាខ្លះនៅក្នុង Laravel PHP Framework? ចូររៀបរាប់<text:span text:style-name="T36">។</text:span></text:p>
          <text:p text:style-name="P33"><text:span text:style-name="T42">-</text:span><text:span text:style-name="T38">Laravel</text:span>, ទិន្នន័យត្រូវបានបញ្ជូនពី controller to the view using the <text:span text:style-name="Source_20_Text">view()</text:span> function and <text:span text:style-name="Source_20_Text">compact()</text:span> <text:span text:style-name="T66">ឬ</text:span> an array.</text:p>
          <text:p text:style-name="P35">-public function index() {</text:p>
          <text:p text:style-name="P35"><text:s text:c="3"/>$users = User::all();</text:p>
          <text:p text:style-name="P35"><text:s text:c="3"/>return view('users.index', compact('users'));}</text:p>
        </text:list-item>
      </text:list>
      <text:p text:style-name="P5"/>
      <text:list text:continue-numbering="true" text:style-name="L1">
        <text:list-item>
          <text:p text:style-name="P25">ចូរសរសេរ Query builder ORM សម្រាប់ Retrieving Models in Laravel PHP Framework?ហើយរួចហើយលើឧទាហរណ៍យ៉ាងតិចឱ្យបានប្រាំមកបញ្ជាក់។</text:p>
          <text:p text:style-name="P48">Eloquent ORM ត្រូវបានប្រើសម្រាប់ការទាញយកម៉ូដែល ហើយនេះគឺជាឧទាហរណ៍មួយ:</text:p>
        </text:list-item>
      </text:list>
      <text:p text:style-name="P18"><text:tab/>-<text:span text:style-name="T5">Example 1: Retrieve all models: </text:span><text:span text:style-name="T34">$users = User::all();</text:span></text:p>
      <text:p text:style-name="P11"><text:tab/>-Example 2: Retrieve by ID: <text:span text:style-name="T38">$user = User::find(1);</text:span></text:p>
      <text:p text:style-name="P11"><text:tab/>-Example 3: Retrieve using where: <text:span text:style-name="T38">$activeUsers = User::where('status', 'active')-&gt;get();</text:span></text:p>
      <text:p text:style-name="P11"><text:tab/>-Example 4: Retrieve with orderBy: <text:span text:style-name="T38">$users = User::orderBy('name', 'asc')-&gt;get();</text:span></text:p>
      <text:p text:style-name="P11"><text:tab/>-Example 5: Retrieve first record: <text:span text:style-name="T38">$user = User::first();</text:span></text:p>
      <text:p text:style-name="P5"/>
      <text:list text:continue-numbering="true" text:style-name="L1">
        <text:list-item>
          <text:p text:style-name="P25">ចូរសរសេរកូដដើម្បីបង្ហាញទិន្នន័យទាំងអស់ដោយប្រើប្រាស់ Laravel framework អាច ប្រើ Eloquent or Query builder?</text:p>
          <text:p text:style-name="P48">នេះគឺជាឧទាហរណ៍ចំនួនប្រាំដែលបង្ហាញពីរបៀបប្រើ Eloquent ORM:</text:p>
        </text:list-item>
      </text:list>
      <text:p text:style-name="Text_20_body"><text:tab/>-<text:span text:style-name="T11">Get all users: </text:span><text:span text:style-name="T33">$users = User::all();</text:span></text:p>
      <text:p text:style-name="P11"><text:tab/>-Get users with a specific status: <text:span text:style-name="T38">$activeUsers = User::where('status', 'active')-&gt;get();</text:span></text:p>
      <text:p text:style-name="P11"><text:tab/>-Get user by ID: <text:span text:style-name="T38">$user = User::find(1);</text:span></text:p>
      <text:p text:style-name="P11"><text:soft-page-break/><text:tab/>Get users ordered by creation date:<text:span text:style-name="T38">$users = User::orderBy('created_at', 'desc')-&gt;get();</text:span></text:p>
      <text:p text:style-name="P11"><text:tab/>-Limit the number of records retrieved:<text:span text:style-name="T38"> $users = User::take(5)-&gt;get();</text:span></text:p>
      <text:list text:continue-numbering="true" text:style-name="L1">
        <text:list-header>
          <text:p text:style-name="P33"/>
        </text:list-header>
      </text:list>
      <text:p text:style-name="P5"/>
      <text:list text:continue-numbering="true" text:style-name="L1">
        <text:list-item>
          <text:p text:style-name="P23"><text:span text:style-name="T43">ចូរសរសេរកូដដើម្បីបញ្ចូលទិន្នន័យFields</text:span><text:span text:style-name="T44">​​​ </text:span><text:span text:style-name="T43">(firstname, lastname, phone, email, address)យើងត្រូវតែពិនិត្យ(check validation)មុននឹងបញ្ចូលទៅក្នុងដេតាបេស(Database)ដោយប្រើប្រាស់ Eloquent or Query builder Laravel PHP Framework?</text:span></text:p>
        </text:list-item>
      </text:list>
      <text:p text:style-name="P7"><text:span text:style-name="Source_20_Text"><text:span text:style-name="T5"><text:tab/>-</text:span></text:span><text:span text:style-name="Source_20_Text"><text:span text:style-name="T34">public function update(Request $request, $id) {</text:span></text:span></text:p>
      <text:p text:style-name="P9"><text:span text:style-name="Source_20_Text"><text:span text:style-name="T34"><text:s text:c="3"/><text:tab/> $validatedData = $request-&gt;validate([</text:span></text:span></text:p>
      <text:p text:style-name="P9"><text:span text:style-name="Source_20_Text"><text:span text:style-name="T34"><text:s text:c="8"/>'firstname' =&gt; 'required|string|max:255',</text:span></text:span></text:p>
      <text:p text:style-name="P9"><text:span text:style-name="Source_20_Text"><text:span text:style-name="T34"><text:s text:c="8"/>'lastname' =&gt; 'required|string|max:255',</text:span></text:span></text:p>
      <text:p text:style-name="P9"><text:span text:style-name="Source_20_Text"><text:span text:style-name="T34"><text:s text:c="8"/>'phone' =&gt; 'required|numeric',</text:span></text:span></text:p>
      <text:p text:style-name="P9"><text:span text:style-name="Source_20_Text"><text:span text:style-name="T34"><text:s text:c="8"/>'email' =&gt; 'required|email|unique:users,email,'.$id,</text:span></text:span></text:p>
      <text:p text:style-name="P9"><text:span text:style-name="Source_20_Text"><text:span text:style-name="T34"><text:s text:c="8"/>'address' =&gt; 'required|string|max:255',]);</text:span></text:span></text:p>
      <text:p text:style-name="P14"/>
      <text:p text:style-name="P9"><text:span text:style-name="Source_20_Text"><text:span text:style-name="T34"><text:s text:c="4"/><text:tab/><text:tab/>$user = User::find($id);</text:span></text:span></text:p>
      <text:p text:style-name="P9"><text:span text:style-name="Source_20_Text"><text:span text:style-name="T34"><text:s text:c="3"/><text:tab/> <text:s text:c="5"/>$user-&gt;update($validatedData);</text:span></text:span></text:p>
      <text:p text:style-name="P14"/>
      <text:p text:style-name="P9"><text:span text:style-name="Source_20_Text"><text:span text:style-name="T34"><text:s text:c="3"/><text:tab/> return redirect()-&gt;back()-&gt;with('success', 'Data updated successfully');}</text:span></text:span></text:p>
      <text:p text:style-name="P5"/>
      <text:list text:continue-numbering="true" text:style-name="L1">
        <text:list-item>
          <text:p text:style-name="P25">ចូរសរសេរ php artisan command សម្រាប់បង្កើត controller, view, controller resource, model and migration file<text:span text:style-name="T37">​ ?</text:span></text:p>
          <text:p text:style-name="P51"><text:span text:style-name="T63">-</text:span><text:span text:style-name="T64">បង្កើត</text:span><text:span text:style-name="T63"> Controller: </text:span><text:span text:style-name="T38">php artisan make:controller UserController</text:span></text:p>
        </text:list-item>
      </text:list>
      <text:p text:style-name="P13"><text:tab/><text:span text:style-name="T63">-</text:span><text:span text:style-name="T64">បង្កើត</text:span><text:span text:style-name="T63"> </text:span><text:s/>View: <text:span text:style-name="T38">(e.g., <text:tab/>resources/views/users.blade.php).</text:span></text:p>
      <text:p text:style-name="P13"><text:tab/><text:span text:style-name="T63">-</text:span><text:span text:style-name="T64">បង្កើត</text:span><text:span text:style-name="T63"> </text:span><text:s/>Resource Controller: <text:span text:style-name="T38">php artisan make:controller UserController --resource</text:span></text:p>
      <text:p text:style-name="P13"><text:tab/><text:span text:style-name="T63">-</text:span><text:span text:style-name="T64">បង្កើត</text:span><text:span text:style-name="T63"> </text:span><text:s/>Model: <text:span text:style-name="T38">php artisan make:model User</text:span></text:p>
      <text:p text:style-name="P13"><text:tab/><text:span text:style-name="T63">-</text:span><text:span text:style-name="T64">បង្កើត</text:span><text:span text:style-name="T63"> </text:span><text:s/>Migration: <text:span text:style-name="T38">php artisan make:migration create_users_table</text:span></text:p>
      <text:p text:style-name="P5"/>
      <text:list text:continue-numbering="true" text:style-name="L1">
        <text:list-item>
          <text:p text:style-name="P25">ចូររៀបរាប់ប្រភេទ Database ដែលអ្នកបានស្គាល់? ចូរសរសេរកូដ SQL ដើម្បី បង្កើត Database មួយមានឈ្មោះថា mydb?</text:p>
          <text:p text:style-name="P55"><text:soft-page-break/><text:span text:style-name="T42">-ឈ្មោះ </text:span><text:span text:style-name="Strong_20_Emphasis"><text:span text:style-name="T42">database​​ ដែលបានស្កាល់</text:span></text:span><text:span text:style-name="T38">:</text:span></text:p>
          <text:list>
            <text:list-header>
              <text:p text:style-name="P43"><text:span text:style-name="Strong_20_Emphasis"><text:span text:style-name="T52">-MySQL</text:span></text:span><text:span text:style-name="T52">: Open-source relational database.</text:span></text:p>
              <text:p text:style-name="P43"><text:span text:style-name="Strong_20_Emphasis"><text:span text:style-name="T52">-PostgreSQL</text:span></text:span><text:span text:style-name="T52">: Advanced open-source relational database </text:span></text:p>
              <text:p text:style-name="P38"><text:span text:style-name="Strong_20_Emphasis"><text:span text:style-name="T52">-SQLite</text:span></text:span><text:span text:style-name="T52">: Lightweight database used for small applications.</text:span></text:p>
            </text:list-header>
          </text:list>
        </text:list-item>
      </text:list>
      <text:p text:style-name="Text_20_body"><text:span text:style-name="Strong_20_Emphasis"><text:span text:style-name="T47"><text:tab/>-Create a database in MySQL</text:span></text:span><text:span text:style-name="T47">:</text:span></text:p>
      <text:p text:style-name="P8"><text:span text:style-name="Source_20_Text"><text:span text:style-name="T47"><text:tab/>CREATE DATABASE mydb;</text:span></text:span></text:p>
      <text:p text:style-name="P5"/>
      <text:list text:continue-numbering="true" text:style-name="L1">
        <text:list-item>
          <text:p text:style-name="P25">ចូរសរសេរកូដដើម្បីកែប្រែទិន្នន័យដោយត្រូវពិនិត្យលើFieldណាខ្លះត្រូវតែបំពេញ ព័ត៌មាន (check validation) មុននឹង update ទៅក្នុងដេតារបស (Database)ដោយប្រើប្រាស់ Laravel PHP Framework?</text:p>
        </text:list-item>
      </text:list>
      <text:p text:style-name="P5"/>
      <text:p text:style-name="P15"><text:tab/>public function update(Request $request, $id) {</text:p>
      <text:p text:style-name="P15"><text:s text:c="2"/><text:tab/> <text:s/>$validatedData = $request-&gt;validate([</text:p>
      <text:p text:style-name="P15"><text:s text:c="6"/><text:tab/> <text:s/>'firstname' =&gt; 'required|string|max:255',</text:p>
      <text:p text:style-name="P15"><text:s text:c="6"/><text:tab/> <text:s/>'lastname' =&gt; 'required|string|max:255',</text:p>
      <text:p text:style-name="P15"><text:s text:c="3"/><text:tab/> <text:s/>'phone' =&gt; 'required|numeric',</text:p>
      <text:p text:style-name="P15"><text:s text:c="2"/><text:tab/> <text:s/>'email' =&gt; 'required|email|unique:users,email,'.$id,</text:p>
      <text:p text:style-name="P15"><text:s/><text:tab/> <text:s/>'address' =&gt; 'required|string|max:255', ]);</text:p>
      <text:p text:style-name="P15"><text:tab/> <text:s text:c="3"/>$user = User::find($id);</text:p>
      <text:p text:style-name="P15"><text:tab/> <text:s text:c="3"/>$user-&gt;update($validatedData);</text:p>
      <text:p text:style-name="P15"><text:tab/> <text:s text:c="3"/>return redirect()-&gt;back()-&gt;with('success', 'Data updated successfully');}</text:p>
      <text:p text:style-name="P6"/>
      <text:list text:continue-numbering="true" text:style-name="L1">
        <text:list-item>
          <text:p text:style-name="P25">ចូរសរសេរកូដដើម្បីលុបទិន្នន័យដោយពីរដេតារបស (Database)ដោយប្រើប្រាស់ Eloquent or Query builder in Laravel PHP Framework?</text:p>
          <text:p text:style-name="P58">-Using Eloquent:</text:p>
        </text:list-item>
      </text:list>
      <text:p text:style-name="P17"><text:soft-page-break/><text:tab/><text:tab/>-<text:span text:style-name="T58">User::where('id', $id)-&gt;delete();</text:span></text:p>
      <text:p text:style-name="P16"><text:tab/><text:tab/>-Profile::where('user_id', $id)-&gt;delete();</text:p>
      <text:p text:style-name="P16"><text:tab/><text:tab/>-Using Query Builder:</text:p>
      <text:p text:style-name="P16"><text:tab/><text:tab/>-DB::table('users')-&gt;where('id', $id)-&gt;delete();</text:p>
      <text:p text:style-name="P16"><text:tab/><text:tab/>-DB::table('profiles')-&gt;where('user_id', $id)-&gt;delete();</text:p>
      <text:p text:style-name="P5"/>
      <text:list text:continue-numbering="true" text:style-name="L1">
        <text:list-item>
          <text:p text:style-name="P25">ចូរសរសេរកូដដើម្បីបង្ហាញទិន្នន័យនៅក្នុង index function in controller ពីដេ បេស (Database)ដោយប្រើប្រាស់ Eloquent or Query builder in Laravel PHP Framework<text:span text:style-name="T37">។</text:span></text:p>
          <text:p text:style-name="P54">Using Eloquent:</text:p>
        </text:list-item>
      </text:list>
      <text:p text:style-name="Text_20_body"><text:tab/><text:span text:style-name="T50">public function index() {</text:span></text:p>
      <text:p text:style-name="P16"><text:tab/>$users = User::all();</text:p>
      <text:p text:style-name="P16"><text:tab/>return view('users.index', compact('users'));}</text:p>
      <text:p text:style-name="P16"><text:tab/>Using Query Builder:</text:p>
      <text:p text:style-name="P16"><text:tab/>public function index() {</text:p>
      <text:p text:style-name="P16"><text:tab/>$users = DB::table('users')-&gt;get();</text:p>
      <text:p text:style-name="P16"><text:tab/>return view('users.index', ['users' =&gt; $users]);}</text:p>
      <text:p text:style-name="P5"/>
      <text:list xml:id="list183229254926813" text:continue-numbering="true" text:style-name="L1">
        <text:list-item>
          <text:p text:style-name="P24">តើ នៅក្នុង Laravel framework HttpVerb ដែលយើងប្រើមានអ្វីខ្លះ? ចូរ រៀបរាប់ និងបកស្រាយពី Http Verb នីមួយៗ?</text:p>
          <text:p text:style-name="P56">HTTP verbs ប្រើដើម្បីកំណត់ប្រភេទនៃសកម្មភាពដែលបានស្នើសុំដោយ client.</text:p>
          <text:p text:style-name="P44"><text:span text:style-name="Strong_20_Emphasis"><text:span text:style-name="T46"/></text:span></text:p>
          <text:list text:style-name="L2">
            <text:list-header>
              <text:p text:style-name="P60"><text:soft-page-break/><text:span text:style-name="Strong_20_Emphasis"><text:span text:style-name="T47">-GET</text:span></text:span><text:span text:style-name="T47">: Retrieve data.</text:span></text:p>
              <text:p text:style-name="P60"><text:span text:style-name="Strong_20_Emphasis"><text:span text:style-name="T47">-POST</text:span></text:span><text:span text:style-name="T47">: Create new data.</text:span></text:p>
              <text:p text:style-name="P60"><text:span text:style-name="Strong_20_Emphasis"><text:span text:style-name="T47">-PUT/PATCH</text:span></text:span><text:span text:style-name="T47">: Update existing data.</text:span></text:p>
              <text:p text:style-name="P59"><text:span text:style-name="Strong_20_Emphasis"><text:span text:style-name="T47">-DELETE</text:span></text:span><text:span text:style-name="T47">: Remove data.</text:span></text:p>
            </text:list-header>
          </text:list>
        </text:list-item>
      </text:list>
      <text:p text:style-name="P4"/>
      <text:list text:continue-numbering="true" text:style-name="L1">
        <text:list-item>
          <text:p text:style-name="P25">តើអ្វីទៅជា Laravel framework? តើបច្ចុប្បន្ននេះ Laravel framework ស្ថិតនៅជំនាន់ទីប៉ុន្មាន?</text:p>
          <text:p text:style-name="P57">កំណែចុងក្រោយរបស់ Laravel គឺ Laravel 11 ដែលត្រូវបានចេញផ្សាយក្នុងខែមីនា ឆ្នាំ 2024 និងការគាំទ្រសម្រាប់ PHP 8.2 ។</text:p>
        </text:list-item>
      </text:list>
      <text:p text:style-name="P5"/>
      <text:list xml:id="list183228913452095" text:continue-numbering="true" text:style-name="L1">
        <text:list-item>
          <text:p text:style-name="P25">ចូរសរសេរកូដដើម្បីបង្កើត controller និង model មួយដោយប្រើប្រាស់ artisan command?</text:p>
          <text:p text:style-name="P45"><text:span text:style-name="T49">ដើម្បីបង្កើត</text:span><text:span text:style-name="T48"> a </text:span><text:span text:style-name="Strong_20_Emphasis"><text:span text:style-name="T48">controller</text:span></text:span><text:span text:style-name="T48">: </text:span><text:span text:style-name="Source_20_Text"><text:span text:style-name="T51">php artisan make:controller UserController </text:span></text:span></text:p>
          <text:p text:style-name="P45"><text:span text:style-name="T54">ដើម្បីបង្កើត</text:span><text:span text:style-name="T46"> a </text:span><text:span text:style-name="Strong_20_Emphasis"><text:span text:style-name="T53">model</text:span></text:span><text:span text:style-name="T46">: </text:span><text:span text:style-name="Source_20_Text"><text:span text:style-name="T51">php artisan make:model User</text:span></text:span></text:p>
        </text:list-item>
        <text:list-item>
          <text:p text:style-name="P25">តើអថេរត្រូវបានប្រកាសក្នុង PHP យ៉ាងដូចម្តេច?</text:p>
          <text:p text:style-name="P33">អថេរ PHP គឺជាឈ្មោះនៃទីតាំងអង្គចងចាំដែលផ្ទុកទិន្នន័យ។ វាជាកន្លែងផ្ទុកបណ្តោះអាសន្ន។</text:p>
          <text:p text:style-name="P48"><text:span text:style-name="Strong_20_Emphasis"><text:span text:style-name="T74">Syntax:</text:span></text:span></text:p>
          <text:p text:style-name="P61"><text:span text:style-name="T5"><text:s/><text:tab/>$variableName=value; </text:span> </text:p>
          <text:p text:style-name="P33"/>
        </text:list-item>
        <text:list-item>
          <text:p text:style-name="P26"><text:span text:style-name="T82">តើរង្វិលជុំ </text:span><text:span text:style-name="T83">Loop </text:span><text:span text:style-name="T82">ខុសគ្នាអ្វីខ្លះនៅក្នុង PHP?<text:line-break/></text:span><text:span text:style-name="T70">For, while, do-while and for each.<text:line-break/></text:span></text:p>
        </text:list-item>
        <text:list-item>
          <text:p text:style-name="P23"><text:span text:style-name="T43">តើប្រភេទអថេរអ្វីខ្លះដែលមាននៅក្នុង PHP?<text:line-break/></text:span><text:span text:style-name="T12"><text:tab/> <text:s text:c="2"/></text:span><text:span text:style-name="Strong_20_Emphasis"><text:span text:style-name="T71">Array</text:span></text:span><text:span text:style-name="T72">: A named and ordered collection of data</text:span></text:p>
          <text:list text:style-name="L4">
            <text:list-header>
              <text:p text:style-name="P63"><text:span text:style-name="Strong_20_Emphasis"><text:span text:style-name="T71">Boolean</text:span></text:span><text:span text:style-name="T72">: A logical value (True or False)</text:span></text:p>
              <text:p text:style-name="P63"><text:span text:style-name="Strong_20_Emphasis"><text:span text:style-name="T71">Double</text:span></text:span><text:span text:style-name="T72">: Floating point numbers such as 5.1525</text:span></text:p>
              <text:p text:style-name="P63"><text:span text:style-name="Strong_20_Emphasis"><text:span text:style-name="T71">Integer</text:span></text:span><text:span text:style-name="T72">: Whole numbers without a floating point</text:span></text:p>
              <text:p text:style-name="P63"><text:soft-page-break/><text:span text:style-name="Strong_20_Emphasis"><text:span text:style-name="T71">Object</text:span></text:span><text:span text:style-name="T72">: An instance of classes, containing data and functions</text:span></text:p>
              <text:p text:style-name="P63"><text:span text:style-name="Strong_20_Emphasis"><text:span text:style-name="T71">NULL</text:span></text:span><text:span text:style-name="T72">: A special data type, supporting only the NULL data</text:span></text:p>
              <text:p text:style-name="P63"><text:span text:style-name="Strong_20_Emphasis"><text:span text:style-name="T71">Resource</text:span></text:span><text:span text:style-name="T72">: Special variables that hold references to external resources</text:span></text:p>
              <text:p text:style-name="P63"><text:span text:style-name="Strong_20_Emphasis"><text:span text:style-name="T71">String</text:span></text:span><text:span text:style-name="T72">: A sequence of characters such as, “Hello learners!”</text:span></text:p>
            </text:list-header>
          </text:list>
        </text:list-item>
        <text:list-item>
          <text:p text:style-name="P23"><text:span text:style-name="T43">តើ​ប្រព័ន្ធ​គ្រប់គ្រង​មាតិកា​កំពូល​មួយ​ចំនួន (CMS) ដែល​បង្កើត​ឡើង​ដោយ​ប្រើ PHP មាន​អ្វីខ្លះ?<text:line-break/> <text:s text:c="12"/></text:span><text:a xlink:type="simple" xlink:href="https://intellipaat.com/blog/what-is-wordpress/" office:target-frame-name="_blank" xlink:show="new" text:style-name="Internet_20_link" text:visited-style-name="Visited_20_Internet_20_Link"><text:span text:style-name="T73">WordPress</text:span></text:a></text:p>
          <text:list text:style-name="L5">
            <text:list-header>
              <text:p text:style-name="P62">Joomla</text:p>
              <text:p text:style-name="P62">Magento</text:p>
              <text:p text:style-name="P62">Drupal</text:p>
            </text:list-header>
          </text:list>
        </text:list-item>
        <text:list-item>
          <text:h text:style-name="P19" text:outline-level="3"><text:span text:style-name="Strong_20_Emphasis"><text:span text:style-name="T78">Which of the following is used to get data from forms?</text:span></text:span></text:h>
        </text:list-item>
      </text:list>
      <text:list text:style-name="L6">
        <text:list-item>
          <text:p text:style-name="P64"><text:span text:style-name="Strong_20_Emphasis"><text:span text:style-name="T75">Get</text:span></text:span></text:p>
        </text:list-item>
        <text:list-item>
          <text:p text:style-name="P64"><text:span text:style-name="Strong_20_Emphasis"><text:span text:style-name="T75">Request</text:span></text:span></text:p>
        </text:list-item>
        <text:list-item>
          <text:p text:style-name="P64"><text:span text:style-name="Strong_20_Emphasis"><text:span text:style-name="T75">Post</text:span></text:span></text:p>
        </text:list-item>
        <text:list-item>
          <text:p text:style-name="P64"><text:span text:style-name="Strong_20_Emphasis"><text:span text:style-name="T75">Fetch</text:span></text:span></text:p>
        </text:list-item>
      </text:list>
      <text:p text:style-name="P37"><text:span text:style-name="Source_20_Text"><text:span text:style-name="T5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  <style:font-face style:name="Khmer OS Battambang" svg:font-family="'Khmer OS Battambang'" style:font-pitch="variable"/>
    <style:font-face style:name="Khmer OS Content" svg:font-family="'Khmer OS Conte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montserrat" svg:font-family="montserrat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9a2d" officeooo:paragraph-rsid="001fd80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dde8cb" loext:opacity="100%" style:font-name="Khmer OS Battambang" fo:font-weight="bold" style:font-weight-asian="bold" style:font-name-complex="Khmer OS Battambang" style:font-weight-complex="bold"/>
    </style:style>
    <style:style style:name="MT2" style:family="text">
      <style:text-properties fo:color="#dde8cb" loext:opacity="100%" style:font-name="Khmer OS Battambang" fo:font-weight="bold" officeooo:rsid="00202812" style:font-weight-asian="bold" style:font-name-complex="Khmer OS Battambang" style:font-weight-complex="bold"/>
    </style:style>
    <style:style style:name="MT3" style:family="text">
      <style:text-properties fo:color="#666666" loext:opacity="100%"/>
    </style:style>
    <style:style style:name="MT4" style:family="text">
      <style:text-properties fo:color="#dee7e5" loext:opacity="100%" style:font-name="JetBrains Mono ExtraBold"/>
    </style:style>
    <style:page-layout style:name="Mpm1">
      <style:page-layout-properties fo:page-width="8.5in" fo:page-height="11in" style:num-format="A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សំណួរ <text:s text:c="2"/>ចម្លើយ </text:span><text:span text:style-name="MT2">PHP</text:span><text:span text:style-name="MT3"> </text:span><text:span text:style-name="MT4">https://github.com/EIRSVi/top-selection-QA-final</text:span></text:p>
      </style:header>
      <style:footer>
        <text:p text:style-name="MP2"><text:bookmark-start text:name="PageNumWizard_FOOTER_Default Page Style1"/><text:page-number text:select-page="current">H</text:page-number><text:s/>/ <text:page-count>J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3:26:02.309292117</meta:creation-date>
    <dc:date>2024-10-19T18:32:27.056604656</dc:date>
    <meta:editing-duration>PT35M13S</meta:editing-duration>
    <meta:editing-cycles>7</meta:editing-cycles>
    <meta:generator>LibreOffice/24.2.5.2$Linux_X86_64 LibreOffice_project/420$Build-2</meta:generator>
    <meta:print-date>2024-10-16T20:58:10.393422428</meta:print-date>
    <meta:printed-by>PDF files</meta:printed-by>
    <meta:document-statistic meta:table-count="0" meta:image-count="0" meta:object-count="0" meta:page-count="10" meta:paragraph-count="166" meta:word-count="990" meta:character-count="9338" meta:non-whitespace-character-count="7654"/>
  </office:meta>
</office:document-meta>
</file>